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457cm"/>
    </style:style>
    <style:style style:name="co2" style:family="table-column">
      <style:table-column-properties fo:break-before="auto" style:column-width="3.05cm"/>
    </style:style>
    <style:style style:name="co3" style:family="table-column">
      <style:table-column-properties fo:break-before="auto" style:column-width="2.45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5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2pt" fo:language="en" fo:country="IN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size="12pt" style:font-size-asian="12pt" style:font-size-complex="12pt"/>
    </style:style>
    <style:style style:name="gr1" style:family="graphic">
      <style:graphic-properties draw:ole-draw-aspect="1" style:protect="size"/>
    </style:style>
    <style:style style:name="gr2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0.826cm" svg:height="0.51cm" svg:x="0cm" svg:y="2.557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0.829cm" svg:height="0.51cm" svg:x="4.266cm" svg:y="2.524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svg:width="0.572cm" svg:height="0.501cm" svg:x="7.347cm" svg:y="2.558cm"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0.572cm" svg:height="0.501cm" svg:x="13.325cm" svg:y="2.505cm"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2" svg:width="15.999cm" svg:height="8.999cm" svg:x="16.385cm" svg:y="3.169cm">
            <draw:object draw:notify-on-update-of-ranges="Sheet1.D7:Sheet1.D93 Sheet1.E7:Sheet1.E93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1018" table:default-cell-style-name="ce2"/>
        <table:table-row table:style-name="ro1">
          <table:table-cell table:style-name="ce1" office:value-type="string">
            <text:p>Hysteresis </text:p>
          </table:table-cell>
          <table:table-cell table:number-columns-repeated="1022"/>
        </table:table-row>
        <table:table-row table:style-name="ro1">
          <table:table-cell office:value-type="string">
            <text:p>Ashwin Kumar K</text:p>
          </table:table-cell>
          <table:table-cell table:number-columns-repeated="1022"/>
        </table:table-row>
        <table:table-row table:style-name="ro1">
          <table:table-cell office:value-type="string">
            <text:p>Rahul Saxena</text:p>
          </table:table-cell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number-columns-repeated="2"/>
          <table:table-cell office:value-type="string">
            <text:p>&lt; <text:s text:c="13"/>&gt;</text:p>
          </table:table-cell>
          <table:table-cell office:value-type="string">
            <text:p>Current I (in A)</text:p>
          </table:table-cell>
          <table:table-cell office:value-type="string">
            <text:p>Tan</text:p>
          </table:table-cell>
          <table:table-cell table:number-columns-repeated="101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0.5*([.A7]+[.B7])" office:value-type="float" office:value="0.5">
            <text:p>0.5</text:p>
          </table:table-cell>
          <table:table-cell office:value-type="float" office:value="0">
            <text:p>0</text:p>
          </table:table-cell>
          <table:table-cell table:formula="of:=TAN([.C7]*3.1415926735/180)" office:value-type="float" office:value="0.00872686784606913">
            <text:p>0.0087268678</text:p>
          </table:table-cell>
          <table:table-cell table:number-columns-repeated="1018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0.5*([.A8]+[.B8])" office:value-type="float" office:value="0.5">
            <text:p>0.5</text:p>
          </table:table-cell>
          <table:table-cell office:value-type="float" office:value="0.1">
            <text:p>0.1</text:p>
          </table:table-cell>
          <table:table-cell table:formula="of:=TAN([.C8]*3.1415926735/180)" office:value-type="float" office:value="0.00872686784606913">
            <text:p>0.0087268678</text:p>
          </table:table-cell>
          <table:table-cell table:number-columns-repeated="1018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0.5*([.A9]+[.B9])" office:value-type="float" office:value="7.5">
            <text:p>7.5</text:p>
          </table:table-cell>
          <table:table-cell office:value-type="float" office:value="0.2">
            <text:p>0.2</text:p>
          </table:table-cell>
          <table:table-cell table:formula="of:=TAN([.C9]*3.1415926735/180)" office:value-type="float" office:value="0.131652498431367">
            <text:p>0.1316524984</text:p>
          </table:table-cell>
          <table:table-cell table:number-columns-repeated="1018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formula="of:=0.5*([.A10]+[.B10])" office:value-type="float" office:value="19.5">
            <text:p>19.5</text:p>
          </table:table-cell>
          <table:table-cell office:value-type="float" office:value="0.3">
            <text:p>0.3</text:p>
          </table:table-cell>
          <table:table-cell table:formula="of:=TAN([.C10]*3.1415926735/180)" office:value-type="float" office:value="0.354118574958117">
            <text:p>0.354118575</text:p>
          </table:table-cell>
          <table:table-cell table:number-columns-repeated="1018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table:formula="of:=0.5*([.A11]+[.B11])" office:value-type="float" office:value="25.5">
            <text:p>25.5</text:p>
          </table:table-cell>
          <table:table-cell office:value-type="float" office:value="0.4">
            <text:p>0.4</text:p>
          </table:table-cell>
          <table:table-cell table:formula="of:=TAN([.C11]*3.1415926735/180)" office:value-type="float" office:value="0.476975536160478">
            <text:p>0.4769755362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formula="of:=0.5*([.A12]+[.B12])" office:value-type="float" office:value="29.5">
            <text:p>29.5</text:p>
          </table:table-cell>
          <table:table-cell office:value-type="float" office:value="0.5">
            <text:p>0.5</text:p>
          </table:table-cell>
          <table:table-cell table:formula="of:=TAN([.C12]*3.1415926735/180)" office:value-type="float" office:value="0.565772782495334">
            <text:p>0.5657727825</text:p>
          </table:table-cell>
          <table:table-cell table:number-columns-repeated="1018"/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table:formula="of:=0.5*([.A13]+[.B13])" office:value-type="float" office:value="31.5">
            <text:p>31.5</text:p>
          </table:table-cell>
          <table:table-cell office:value-type="float" office:value="0.6">
            <text:p>0.6</text:p>
          </table:table-cell>
          <table:table-cell table:formula="of:=TAN([.C13]*3.1415926735/180)" office:value-type="float" office:value="0.612800792932654">
            <text:p>0.6128007929</text:p>
          </table:table-cell>
          <table:table-cell table:number-columns-repeated="1018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table:formula="of:=0.5*([.A14]+[.B14])" office:value-type="float" office:value="33.5">
            <text:p>33.5</text:p>
          </table:table-cell>
          <table:table-cell office:value-type="float" office:value="0.7">
            <text:p>0.7</text:p>
          </table:table-cell>
          <table:table-cell table:formula="of:=TAN([.C14]*3.1415926735/180)" office:value-type="float" office:value="0.661885566524559">
            <text:p>0.6618855665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table:formula="of:=0.5*([.A15]+[.B15])" office:value-type="float" office:value="34.5">
            <text:p>34.5</text:p>
          </table:table-cell>
          <table:table-cell office:value-type="float" office:value="0.8">
            <text:p>0.8</text:p>
          </table:table-cell>
          <table:table-cell table:formula="of:=TAN([.C15]*3.1415926735/180)" office:value-type="float" office:value="0.687280964220301">
            <text:p>0.6872809642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table:formula="of:=0.5*([.A16]+[.B16])" office:value-type="float" office:value="36.5">
            <text:p>36.5</text:p>
          </table:table-cell>
          <table:table-cell office:value-type="float" office:value="0.9">
            <text:p>0.9</text:p>
          </table:table-cell>
          <table:table-cell table:formula="of:=TAN([.C16]*3.1415926735/180)" office:value-type="float" office:value="0.739961081276454">
            <text:p>0.7399610813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table:formula="of:=0.5*([.A17]+[.B17])" office:value-type="float" office:value="37.5">
            <text:p>37.5</text:p>
          </table:table-cell>
          <table:table-cell office:value-type="float" office:value="1">
            <text:p>1</text:p>
          </table:table-cell>
          <table:table-cell table:formula="of:=TAN([.C17]*3.1415926735/180)" office:value-type="float" office:value="0.7673269945692">
            <text:p>0.7673269946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table:formula="of:=0.5*([.A18]+[.B18])" office:value-type="float" office:value="37.5">
            <text:p>37.5</text:p>
          </table:table-cell>
          <table:table-cell office:value-type="float" office:value="1.1">
            <text:p>1.1</text:p>
          </table:table-cell>
          <table:table-cell table:formula="of:=TAN([.C18]*3.1415926735/180)" office:value-type="float" office:value="0.7673269945692">
            <text:p>0.7673269946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table:formula="of:=0.5*([.A19]+[.B19])" office:value-type="float" office:value="37.5">
            <text:p>37.5</text:p>
          </table:table-cell>
          <table:table-cell office:value-type="float" office:value="1.2">
            <text:p>1.2</text:p>
          </table:table-cell>
          <table:table-cell table:formula="of:=TAN([.C19]*3.1415926735/180)" office:value-type="float" office:value="0.7673269945692">
            <text:p>0.7673269946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formula="of:=0.5*([.A20]+[.B20])" office:value-type="float" office:value="38.5">
            <text:p>38.5</text:p>
          </table:table-cell>
          <table:table-cell office:value-type="float" office:value="1.3">
            <text:p>1.3</text:p>
          </table:table-cell>
          <table:table-cell table:formula="of:=TAN([.C20]*3.1415926735/180)" office:value-type="float" office:value="0.795435923620877">
            <text:p>0.7954359236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formula="of:=0.5*([.A21]+[.B21])" office:value-type="float" office:value="38.5">
            <text:p>38.5</text:p>
          </table:table-cell>
          <table:table-cell office:value-type="float" office:value="1.4">
            <text:p>1.4</text:p>
          </table:table-cell>
          <table:table-cell table:formula="of:=TAN([.C21]*3.1415926735/180)" office:value-type="float" office:value="0.795435923620877">
            <text:p>0.7954359236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formula="of:=0.5*([.A22]+[.B22])" office:value-type="float" office:value="39.5">
            <text:p>39.5</text:p>
          </table:table-cell>
          <table:table-cell office:value-type="float" office:value="1.5">
            <text:p>1.5</text:p>
          </table:table-cell>
          <table:table-cell table:formula="of:=TAN([.C22]*3.1415926735/180)" office:value-type="float" office:value="0.824336393155674">
            <text:p>0.8243363932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formula="of:=0.5*([.A23]+[.B23])" office:value-type="float" office:value="39.5">
            <text:p>39.5</text:p>
          </table:table-cell>
          <table:table-cell office:value-type="float" office:value="1.6">
            <text:p>1.6</text:p>
          </table:table-cell>
          <table:table-cell table:formula="of:=TAN([.C23]*3.1415926735/180)" office:value-type="float" office:value="0.824336393155674">
            <text:p>0.8243363932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formula="of:=0.5*([.A24]+[.B24])" office:value-type="float" office:value="40.5">
            <text:p>40.5</text:p>
          </table:table-cell>
          <table:table-cell office:value-type="float" office:value="1.7">
            <text:p>1.7</text:p>
          </table:table-cell>
          <table:table-cell table:formula="of:=TAN([.C24]*3.1415926735/180)" office:value-type="float" office:value="0.854080693211068">
            <text:p>0.8540806932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formula="of:=0.5*([.A25]+[.B25])" office:value-type="float" office:value="41.5">
            <text:p>41.5</text:p>
          </table:table-cell>
          <table:table-cell office:value-type="float" office:value="1.7">
            <text:p>1.7</text:p>
          </table:table-cell>
          <table:table-cell table:formula="of:=TAN([.C25]*3.1415926735/180)" office:value-type="float" office:value="0.884725272739444">
            <text:p>0.8847252727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formula="of:=0.5*([.A26]+[.B26])" office:value-type="float" office:value="41.5">
            <text:p>41.5</text:p>
          </table:table-cell>
          <table:table-cell office:value-type="float" office:value="1.6">
            <text:p>1.6</text:p>
          </table:table-cell>
          <table:table-cell table:formula="of:=TAN([.C26]*3.1415926735/180)" office:value-type="float" office:value="0.884725272739444">
            <text:p>0.8847252727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formula="of:=0.5*([.A27]+[.B27])" office:value-type="float" office:value="41.5">
            <text:p>41.5</text:p>
          </table:table-cell>
          <table:table-cell office:value-type="float" office:value="1.5">
            <text:p>1.5</text:p>
          </table:table-cell>
          <table:table-cell table:formula="of:=TAN([.C27]*3.1415926735/180)" office:value-type="float" office:value="0.884725272739444">
            <text:p>0.8847252727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formula="of:=0.5*([.A28]+[.B28])" office:value-type="float" office:value="41.5">
            <text:p>41.5</text:p>
          </table:table-cell>
          <table:table-cell office:value-type="float" office:value="1.4">
            <text:p>1.4</text:p>
          </table:table-cell>
          <table:table-cell table:formula="of:=TAN([.C28]*3.1415926735/180)" office:value-type="float" office:value="0.884725272739444">
            <text:p>0.8847252727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formula="of:=0.5*([.A29]+[.B29])" office:value-type="float" office:value="41.5">
            <text:p>41.5</text:p>
          </table:table-cell>
          <table:table-cell office:value-type="float" office:value="1.3">
            <text:p>1.3</text:p>
          </table:table-cell>
          <table:table-cell table:formula="of:=TAN([.C29]*3.1415926735/180)" office:value-type="float" office:value="0.884725272739444">
            <text:p>0.8847252727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formula="of:=0.5*([.A30]+[.B30])" office:value-type="float" office:value="41.5">
            <text:p>41.5</text:p>
          </table:table-cell>
          <table:table-cell office:value-type="float" office:value="1.2">
            <text:p>1.2</text:p>
          </table:table-cell>
          <table:table-cell table:formula="of:=TAN([.C30]*3.1415926735/180)" office:value-type="float" office:value="0.884725272739444">
            <text:p>0.8847252727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formula="of:=0.5*([.A31]+[.B31])" office:value-type="float" office:value="41.5">
            <text:p>41.5</text:p>
          </table:table-cell>
          <table:table-cell office:value-type="float" office:value="1.1">
            <text:p>1.1</text:p>
          </table:table-cell>
          <table:table-cell table:formula="of:=TAN([.C31]*3.1415926735/180)" office:value-type="float" office:value="0.884725272739444">
            <text:p>0.8847252727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formula="of:=0.5*([.A32]+[.B32])" office:value-type="float" office:value="41.5">
            <text:p>41.5</text:p>
          </table:table-cell>
          <table:table-cell office:value-type="float" office:value="1">
            <text:p>1</text:p>
          </table:table-cell>
          <table:table-cell table:formula="of:=TAN([.C32]*3.1415926735/180)" office:value-type="float" office:value="0.884725272739444">
            <text:p>0.8847252727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formula="of:=0.5*([.A33]+[.B33])" office:value-type="float" office:value="41.5">
            <text:p>41.5</text:p>
          </table:table-cell>
          <table:table-cell office:value-type="float" office:value="0.9">
            <text:p>0.9</text:p>
          </table:table-cell>
          <table:table-cell table:formula="of:=TAN([.C33]*3.1415926735/180)" office:value-type="float" office:value="0.884725272739444">
            <text:p>0.8847252727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formula="of:=0.5*([.A34]+[.B34])" office:value-type="float" office:value="41.5">
            <text:p>41.5</text:p>
          </table:table-cell>
          <table:table-cell office:value-type="float" office:value="0.8">
            <text:p>0.8</text:p>
          </table:table-cell>
          <table:table-cell table:formula="of:=TAN([.C34]*3.1415926735/180)" office:value-type="float" office:value="0.884725272739444">
            <text:p>0.8847252727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formula="of:=0.5*([.A35]+[.B35])" office:value-type="float" office:value="41.5">
            <text:p>41.5</text:p>
          </table:table-cell>
          <table:table-cell office:value-type="float" office:value="0.699999999999999">
            <text:p>0.7</text:p>
          </table:table-cell>
          <table:table-cell table:formula="of:=TAN([.C35]*3.1415926735/180)" office:value-type="float" office:value="0.884725272739444">
            <text:p>0.8847252727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formula="of:=0.5*([.A36]+[.B36])" office:value-type="float" office:value="41.5">
            <text:p>41.5</text:p>
          </table:table-cell>
          <table:table-cell office:value-type="float" office:value="0.599999999999999">
            <text:p>0.6</text:p>
          </table:table-cell>
          <table:table-cell table:formula="of:=TAN([.C36]*3.1415926735/180)" office:value-type="float" office:value="0.884725272739444">
            <text:p>0.8847252727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formula="of:=0.5*([.A37]+[.B37])" office:value-type="float" office:value="40.5">
            <text:p>40.5</text:p>
          </table:table-cell>
          <table:table-cell office:value-type="float" office:value="0.499999999999999">
            <text:p>0.5</text:p>
          </table:table-cell>
          <table:table-cell table:formula="of:=TAN([.C37]*3.1415926735/180)" office:value-type="float" office:value="0.854080693211068">
            <text:p>0.8540806932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formula="of:=0.5*([.A38]+[.B38])" office:value-type="float" office:value="40.5">
            <text:p>40.5</text:p>
          </table:table-cell>
          <table:table-cell office:value-type="float" office:value="0.399999999999999">
            <text:p>0.4</text:p>
          </table:table-cell>
          <table:table-cell table:formula="of:=TAN([.C38]*3.1415926735/180)" office:value-type="float" office:value="0.854080693211068">
            <text:p>0.8540806932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formula="of:=0.5*([.A39]+[.B39])" office:value-type="float" office:value="40.5">
            <text:p>40.5</text:p>
          </table:table-cell>
          <table:table-cell office:value-type="float" office:value="0.299999999999999">
            <text:p>0.3</text:p>
          </table:table-cell>
          <table:table-cell table:formula="of:=TAN([.C39]*3.1415926735/180)" office:value-type="float" office:value="0.854080693211068">
            <text:p>0.8540806932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formula="of:=0.5*([.A40]+[.B40])" office:value-type="float" office:value="38.5">
            <text:p>38.5</text:p>
          </table:table-cell>
          <table:table-cell office:value-type="float" office:value="0.199999999999999">
            <text:p>0.2</text:p>
          </table:table-cell>
          <table:table-cell table:formula="of:=TAN([.C40]*3.1415926735/180)" office:value-type="float" office:value="0.795435923620877">
            <text:p>0.7954359236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formula="of:=0.5*([.A41]+[.B41])" office:value-type="float" office:value="38.5">
            <text:p>38.5</text:p>
          </table:table-cell>
          <table:table-cell office:value-type="float" office:value="0.0999999999999988">
            <text:p>0.1</text:p>
          </table:table-cell>
          <table:table-cell table:formula="of:=TAN([.C41]*3.1415926735/180)" office:value-type="float" office:value="0.795435923620877">
            <text:p>0.7954359236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formula="of:=0.5*([.A42]+[.B42])" office:value-type="float" office:value="35.5">
            <text:p>35.5</text:p>
          </table:table-cell>
          <table:table-cell office:value-type="float" office:value="0">
            <text:p>0</text:p>
          </table:table-cell>
          <table:table-cell table:formula="of:=TAN([.C42]*3.1415926735/180)" office:value-type="float" office:value="0.713293073821613">
            <text:p>0.7132930738</text:p>
          </table:table-cell>
          <table:table-cell table:number-columns-repeated="1018"/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table:formula="of:=0.5*([.A43]+[.B43])" office:value-type="float" office:value="22.5">
            <text:p>22.5</text:p>
          </table:table-cell>
          <table:table-cell office:value-type="float" office:value="-0.1">
            <text:p>-0.1</text:p>
          </table:table-cell>
          <table:table-cell table:formula="of:=TAN([.C43]*3.1415926735/180)" office:value-type="float" office:value="0.414213565288877">
            <text:p>0.4142135653</text:p>
          </table:table-cell>
          <table:table-cell table:number-columns-repeated="1018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0.5*([.A44]+[.B44])" office:value-type="float" office:value="2.5">
            <text:p>2.5</text:p>
          </table:table-cell>
          <table:table-cell office:value-type="float" office:value="-0.2">
            <text:p>-0.2</text:p>
          </table:table-cell>
          <table:table-cell table:formula="of:=TAN([.C44]*3.1415926735/180)" office:value-type="float" office:value="0.0436609431855699">
            <text:p>0.0436609432</text:p>
          </table:table-cell>
          <table:table-cell table:number-columns-repeated="1018"/>
        </table:table-row>
        <table:table-row table:style-name="ro1">
          <table:table-cell office:value-type="float" office:value="-22">
            <text:p>-22</text:p>
          </table:table-cell>
          <table:table-cell office:value-type="float" office:value="-21">
            <text:p>-21</text:p>
          </table:table-cell>
          <table:table-cell table:formula="of:=0.5*([.A45]+[.B45])" office:value-type="float" office:value="-21.5">
            <text:p>-21.5</text:p>
          </table:table-cell>
          <table:table-cell office:value-type="float" office:value="-0.3">
            <text:p>-0.3</text:p>
          </table:table-cell>
          <table:table-cell table:formula="of:=TAN([.C45]*3.1415926735/180)" office:value-type="float" office:value="-0.393910478362115">
            <text:p>-0.3939104784</text:p>
          </table:table-cell>
          <table:table-cell table:number-columns-repeated="1018"/>
        </table:table-row>
        <table:table-row table:style-name="ro1">
          <table:table-cell office:value-type="float" office:value="-27">
            <text:p>-27</text:p>
          </table:table-cell>
          <table:table-cell office:value-type="float" office:value="-26">
            <text:p>-26</text:p>
          </table:table-cell>
          <table:table-cell table:formula="of:=0.5*([.A46]+[.B46])" office:value-type="float" office:value="-26.5">
            <text:p>-26.5</text:p>
          </table:table-cell>
          <table:table-cell office:value-type="float" office:value="-0.4">
            <text:p>-0.4</text:p>
          </table:table-cell>
          <table:table-cell table:formula="of:=TAN([.C46]*3.1415926735/180)" office:value-type="float" office:value="-0.498581611713311">
            <text:p>-0.4985816117</text:p>
          </table:table-cell>
          <table:table-cell table:number-columns-repeated="1018"/>
        </table:table-row>
        <table:table-row table:style-name="ro1">
          <table:table-cell office:value-type="float" office:value="-32">
            <text:p>-32</text:p>
          </table:table-cell>
          <table:table-cell office:value-type="float" office:value="-31">
            <text:p>-31</text:p>
          </table:table-cell>
          <table:table-cell table:formula="of:=0.5*([.A47]+[.B47])" office:value-type="float" office:value="-31.5">
            <text:p>-31.5</text:p>
          </table:table-cell>
          <table:table-cell office:value-type="float" office:value="-0.5">
            <text:p>-0.5</text:p>
          </table:table-cell>
          <table:table-cell table:formula="of:=TAN([.C47]*3.1415926735/180)" office:value-type="float" office:value="-0.612800792932654">
            <text:p>-0.6128007929</text:p>
          </table:table-cell>
          <table:table-cell table:number-columns-repeated="1018"/>
        </table:table-row>
        <table:table-row table:style-name="ro1">
          <table:table-cell office:value-type="float" office:value="-35">
            <text:p>-35</text:p>
          </table:table-cell>
          <table:table-cell office:value-type="float" office:value="-34">
            <text:p>-34</text:p>
          </table:table-cell>
          <table:table-cell table:formula="of:=0.5*([.A48]+[.B48])" office:value-type="float" office:value="-34.5">
            <text:p>-34.5</text:p>
          </table:table-cell>
          <table:table-cell office:value-type="float" office:value="-0.6">
            <text:p>-0.6</text:p>
          </table:table-cell>
          <table:table-cell table:formula="of:=TAN([.C48]*3.1415926735/180)" office:value-type="float" office:value="-0.687280964220301">
            <text:p>-0.6872809642</text:p>
          </table:table-cell>
          <table:table-cell table:number-columns-repeated="1018"/>
        </table:table-row>
        <table:table-row table:style-name="ro1">
          <table:table-cell office:value-type="float" office:value="-38">
            <text:p>-38</text:p>
          </table:table-cell>
          <table:table-cell office:value-type="float" office:value="-37">
            <text:p>-37</text:p>
          </table:table-cell>
          <table:table-cell table:formula="of:=0.5*([.A49]+[.B49])" office:value-type="float" office:value="-37.5">
            <text:p>-37.5</text:p>
          </table:table-cell>
          <table:table-cell office:value-type="float" office:value="-0.7">
            <text:p>-0.7</text:p>
          </table:table-cell>
          <table:table-cell table:formula="of:=TAN([.C49]*3.1415926735/180)" office:value-type="float" office:value="-0.7673269945692">
            <text:p>-0.7673269946</text:p>
          </table:table-cell>
          <table:table-cell table:number-columns-repeated="1018"/>
        </table:table-row>
        <table:table-row table:style-name="ro1">
          <table:table-cell office:value-type="float" office:value="-40">
            <text:p>-40</text:p>
          </table:table-cell>
          <table:table-cell office:value-type="float" office:value="-39">
            <text:p>-39</text:p>
          </table:table-cell>
          <table:table-cell table:formula="of:=0.5*([.A50]+[.B50])" office:value-type="float" office:value="-39.5">
            <text:p>-39.5</text:p>
          </table:table-cell>
          <table:table-cell office:value-type="float" office:value="-0.8">
            <text:p>-0.8</text:p>
          </table:table-cell>
          <table:table-cell table:formula="of:=TAN([.C50]*3.1415926735/180)" office:value-type="float" office:value="-0.824336393155674">
            <text:p>-0.8243363932</text:p>
          </table:table-cell>
          <table:table-cell table:number-columns-repeated="1018"/>
        </table:table-row>
        <table:table-row table:style-name="ro1">
          <table:table-cell office:value-type="float" office:value="-41">
            <text:p>-41</text:p>
          </table:table-cell>
          <table:table-cell office:value-type="float" office:value="-40">
            <text:p>-40</text:p>
          </table:table-cell>
          <table:table-cell table:formula="of:=0.5*([.A51]+[.B51])" office:value-type="float" office:value="-40.5">
            <text:p>-40.5</text:p>
          </table:table-cell>
          <table:table-cell office:value-type="float" office:value="-0.9">
            <text:p>-0.9</text:p>
          </table:table-cell>
          <table:table-cell table:formula="of:=TAN([.C51]*3.1415926735/180)" office:value-type="float" office:value="-0.854080693211068">
            <text:p>-0.8540806932</text:p>
          </table:table-cell>
          <table:table-cell table:number-columns-repeated="1018"/>
        </table:table-row>
        <table:table-row table:style-name="ro1">
          <table:table-cell office:value-type="float" office:value="-42">
            <text:p>-42</text:p>
          </table:table-cell>
          <table:table-cell office:value-type="float" office:value="-41">
            <text:p>-41</text:p>
          </table:table-cell>
          <table:table-cell table:formula="of:=0.5*([.A52]+[.B52])" office:value-type="float" office:value="-41.5">
            <text:p>-41.5</text:p>
          </table:table-cell>
          <table:table-cell office:value-type="float" office:value="-1">
            <text:p>-1</text:p>
          </table:table-cell>
          <table:table-cell table:formula="of:=TAN([.C52]*3.1415926735/180)" office:value-type="float" office:value="-0.884725272739444">
            <text:p>-0.8847252727</text:p>
          </table:table-cell>
          <table:table-cell table:number-columns-repeated="1018"/>
        </table:table-row>
        <table:table-row table:style-name="ro1">
          <table:table-cell office:value-type="float" office:value="-43">
            <text:p>-43</text:p>
          </table:table-cell>
          <table:table-cell office:value-type="float" office:value="-42">
            <text:p>-42</text:p>
          </table:table-cell>
          <table:table-cell table:formula="of:=0.5*([.A53]+[.B53])" office:value-type="float" office:value="-42.5">
            <text:p>-42.5</text:p>
          </table:table-cell>
          <table:table-cell office:value-type="float" office:value="-1.1">
            <text:p>-1.1</text:p>
          </table:table-cell>
          <table:table-cell table:formula="of:=TAN([.C53]*3.1415926735/180)" office:value-type="float" office:value="-0.916331182665717">
            <text:p>-0.9163311827</text:p>
          </table:table-cell>
          <table:table-cell table:number-columns-repeated="1018"/>
        </table:table-row>
        <table:table-row table:style-name="ro1">
          <table:table-cell office:value-type="float" office:value="-43">
            <text:p>-43</text:p>
          </table:table-cell>
          <table:table-cell office:value-type="float" office:value="-42">
            <text:p>-42</text:p>
          </table:table-cell>
          <table:table-cell table:formula="of:=0.5*([.A54]+[.B54])" office:value-type="float" office:value="-42.5">
            <text:p>-42.5</text:p>
          </table:table-cell>
          <table:table-cell office:value-type="float" office:value="-1.2">
            <text:p>-1.2</text:p>
          </table:table-cell>
          <table:table-cell table:formula="of:=TAN([.C54]*3.1415926735/180)" office:value-type="float" office:value="-0.916331182665717">
            <text:p>-0.9163311827</text:p>
          </table:table-cell>
          <table:table-cell table:number-columns-repeated="1018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-43">
            <text:p>-43</text:p>
          </table:table-cell>
          <table:table-cell table:formula="of:=0.5*([.A55]+[.B55])" office:value-type="float" office:value="-43.5">
            <text:p>-43.5</text:p>
          </table:table-cell>
          <table:table-cell office:value-type="float" office:value="-1.3">
            <text:p>-1.3</text:p>
          </table:table-cell>
          <table:table-cell table:formula="of:=TAN([.C55]*3.1415926735/180)" office:value-type="float" office:value="-0.948964575859551">
            <text:p>-0.9489645759</text:p>
          </table:table-cell>
          <table:table-cell table:number-columns-repeated="1018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-43">
            <text:p>-43</text:p>
          </table:table-cell>
          <table:table-cell table:formula="of:=0.5*([.A56]+[.B56])" office:value-type="float" office:value="-43.5">
            <text:p>-43.5</text:p>
          </table:table-cell>
          <table:table-cell office:value-type="float" office:value="-1.4">
            <text:p>-1.4</text:p>
          </table:table-cell>
          <table:table-cell table:formula="of:=TAN([.C56]*3.1415926735/180)" office:value-type="float" office:value="-0.948964575859551">
            <text:p>-0.9489645759</text:p>
          </table:table-cell>
          <table:table-cell table:number-columns-repeated="1018"/>
        </table:table-row>
        <table:table-row table:style-name="ro1">
          <table:table-cell office:value-type="float" office:value="-45">
            <text:p>-45</text:p>
          </table:table-cell>
          <table:table-cell office:value-type="float" office:value="-44">
            <text:p>-44</text:p>
          </table:table-cell>
          <table:table-cell table:formula="of:=0.5*([.A57]+[.B57])" office:value-type="float" office:value="-44.5">
            <text:p>-44.5</text:p>
          </table:table-cell>
          <table:table-cell office:value-type="float" office:value="-1.5">
            <text:p>-1.5</text:p>
          </table:table-cell>
          <table:table-cell table:formula="of:=TAN([.C57]*3.1415926735/180)" office:value-type="float" office:value="-0.982697272791318">
            <text:p>-0.9826972728</text:p>
          </table:table-cell>
          <table:table-cell table:number-columns-repeated="1018"/>
        </table:table-row>
        <table:table-row table:style-name="ro1">
          <table:table-cell office:value-type="float" office:value="-46">
            <text:p>-46</text:p>
          </table:table-cell>
          <table:table-cell office:value-type="float" office:value="-45">
            <text:p>-45</text:p>
          </table:table-cell>
          <table:table-cell table:formula="of:=0.5*([.A58]+[.B58])" office:value-type="float" office:value="-45.5">
            <text:p>-45.5</text:p>
          </table:table-cell>
          <table:table-cell office:value-type="float" office:value="-1.6">
            <text:p>-1.6</text:p>
          </table:table-cell>
          <table:table-cell table:formula="of:=TAN([.C58]*3.1415926735/180)" office:value-type="float" office:value="-1.01760740321663">
            <text:p>-1.0176074032</text:p>
          </table:table-cell>
          <table:table-cell table:number-columns-repeated="1018"/>
        </table:table-row>
        <table:table-row table:style-name="ro1">
          <table:table-cell office:value-type="float" office:value="-46">
            <text:p>-46</text:p>
          </table:table-cell>
          <table:table-cell office:value-type="float" office:value="-45">
            <text:p>-45</text:p>
          </table:table-cell>
          <table:table-cell table:formula="of:=0.5*([.A59]+[.B59])" office:value-type="float" office:value="-45.5">
            <text:p>-45.5</text:p>
          </table:table-cell>
          <table:table-cell office:value-type="float" office:value="-1.5">
            <text:p>-1.5</text:p>
          </table:table-cell>
          <table:table-cell table:formula="of:=TAN([.C59]*3.1415926735/180)" office:value-type="float" office:value="-1.01760740321663">
            <text:p>-1.0176074032</text:p>
          </table:table-cell>
          <table:table-cell table:number-columns-repeated="1018"/>
        </table:table-row>
        <table:table-row table:style-name="ro1">
          <table:table-cell office:value-type="float" office:value="-46">
            <text:p>-46</text:p>
          </table:table-cell>
          <table:table-cell office:value-type="float" office:value="-45">
            <text:p>-45</text:p>
          </table:table-cell>
          <table:table-cell table:formula="of:=0.5*([.A60]+[.B60])" office:value-type="float" office:value="-45.5">
            <text:p>-45.5</text:p>
          </table:table-cell>
          <table:table-cell office:value-type="float" office:value="-1.4">
            <text:p>-1.4</text:p>
          </table:table-cell>
          <table:table-cell table:formula="of:=TAN([.C60]*3.1415926735/180)" office:value-type="float" office:value="-1.01760740321663">
            <text:p>-1.0176074032</text:p>
          </table:table-cell>
          <table:table-cell table:number-columns-repeated="1018"/>
        </table:table-row>
        <table:table-row table:style-name="ro1">
          <table:table-cell office:value-type="float" office:value="-46">
            <text:p>-46</text:p>
          </table:table-cell>
          <table:table-cell office:value-type="float" office:value="-45">
            <text:p>-45</text:p>
          </table:table-cell>
          <table:table-cell table:formula="of:=0.5*([.A61]+[.B61])" office:value-type="float" office:value="-45.5">
            <text:p>-45.5</text:p>
          </table:table-cell>
          <table:table-cell office:value-type="float" office:value="-1.3">
            <text:p>-1.3</text:p>
          </table:table-cell>
          <table:table-cell table:formula="of:=TAN([.C61]*3.1415926735/180)" office:value-type="float" office:value="-1.01760740321663">
            <text:p>-1.0176074032</text:p>
          </table:table-cell>
          <table:table-cell table:number-columns-repeated="1018"/>
        </table:table-row>
        <table:table-row table:style-name="ro1">
          <table:table-cell office:value-type="float" office:value="-46">
            <text:p>-46</text:p>
          </table:table-cell>
          <table:table-cell office:value-type="float" office:value="-45">
            <text:p>-45</text:p>
          </table:table-cell>
          <table:table-cell table:formula="of:=0.5*([.A62]+[.B62])" office:value-type="float" office:value="-45.5">
            <text:p>-45.5</text:p>
          </table:table-cell>
          <table:table-cell office:value-type="float" office:value="-1.2">
            <text:p>-1.2</text:p>
          </table:table-cell>
          <table:table-cell table:formula="of:=TAN([.C62]*3.1415926735/180)" office:value-type="float" office:value="-1.01760740321663">
            <text:p>-1.0176074032</text:p>
          </table:table-cell>
          <table:table-cell table:number-columns-repeated="1018"/>
        </table:table-row>
        <table:table-row table:style-name="ro1">
          <table:table-cell office:value-type="float" office:value="-46">
            <text:p>-46</text:p>
          </table:table-cell>
          <table:table-cell office:value-type="float" office:value="-45">
            <text:p>-45</text:p>
          </table:table-cell>
          <table:table-cell table:formula="of:=0.5*([.A63]+[.B63])" office:value-type="float" office:value="-45.5">
            <text:p>-45.5</text:p>
          </table:table-cell>
          <table:table-cell office:value-type="float" office:value="-1.1">
            <text:p>-1.1</text:p>
          </table:table-cell>
          <table:table-cell table:formula="of:=TAN([.C63]*3.1415926735/180)" office:value-type="float" office:value="-1.01760740321663">
            <text:p>-1.0176074032</text:p>
          </table:table-cell>
          <table:table-cell table:number-columns-repeated="1018"/>
        </table:table-row>
        <table:table-row table:style-name="ro1">
          <table:table-cell office:value-type="float" office:value="-46">
            <text:p>-46</text:p>
          </table:table-cell>
          <table:table-cell office:value-type="float" office:value="-45">
            <text:p>-45</text:p>
          </table:table-cell>
          <table:table-cell table:formula="of:=0.5*([.A64]+[.B64])" office:value-type="float" office:value="-45.5">
            <text:p>-45.5</text:p>
          </table:table-cell>
          <table:table-cell office:value-type="float" office:value="-1">
            <text:p>-1</text:p>
          </table:table-cell>
          <table:table-cell table:formula="of:=TAN([.C64]*3.1415926735/180)" office:value-type="float" office:value="-1.01760740321663">
            <text:p>-1.0176074032</text:p>
          </table:table-cell>
          <table:table-cell table:number-columns-repeated="1018"/>
        </table:table-row>
        <table:table-row table:style-name="ro1">
          <table:table-cell office:value-type="float" office:value="-46">
            <text:p>-46</text:p>
          </table:table-cell>
          <table:table-cell office:value-type="float" office:value="-45">
            <text:p>-45</text:p>
          </table:table-cell>
          <table:table-cell table:formula="of:=0.5*([.A65]+[.B65])" office:value-type="float" office:value="-45.5">
            <text:p>-45.5</text:p>
          </table:table-cell>
          <table:table-cell office:value-type="float" office:value="-0.9">
            <text:p>-0.9</text:p>
          </table:table-cell>
          <table:table-cell table:formula="of:=TAN([.C65]*3.1415926735/180)" office:value-type="float" office:value="-1.01760740321663">
            <text:p>-1.0176074032</text:p>
          </table:table-cell>
          <table:table-cell table:number-columns-repeated="1018"/>
        </table:table-row>
        <table:table-row table:style-name="ro1">
          <table:table-cell office:value-type="float" office:value="-46">
            <text:p>-46</text:p>
          </table:table-cell>
          <table:table-cell office:value-type="float" office:value="-45">
            <text:p>-45</text:p>
          </table:table-cell>
          <table:table-cell table:formula="of:=0.5*([.A66]+[.B66])" office:value-type="float" office:value="-45.5">
            <text:p>-45.5</text:p>
          </table:table-cell>
          <table:table-cell office:value-type="float" office:value="-0.8">
            <text:p>-0.8</text:p>
          </table:table-cell>
          <table:table-cell table:formula="of:=TAN([.C66]*3.1415926735/180)" office:value-type="float" office:value="-1.01760740321663">
            <text:p>-1.0176074032</text:p>
          </table:table-cell>
          <table:table-cell table:number-columns-repeated="1018"/>
        </table:table-row>
        <table:table-row table:style-name="ro1">
          <table:table-cell office:value-type="float" office:value="-46">
            <text:p>-46</text:p>
          </table:table-cell>
          <table:table-cell office:value-type="float" office:value="-45">
            <text:p>-45</text:p>
          </table:table-cell>
          <table:table-cell table:formula="of:=0.5*([.A67]+[.B67])" office:value-type="float" office:value="-45.5">
            <text:p>-45.5</text:p>
          </table:table-cell>
          <table:table-cell office:value-type="float" office:value="-0.699999999999999">
            <text:p>-0.7</text:p>
          </table:table-cell>
          <table:table-cell table:formula="of:=TAN([.C67]*3.1415926735/180)" office:value-type="float" office:value="-1.01760740321663">
            <text:p>-1.0176074032</text:p>
          </table:table-cell>
          <table:table-cell table:number-columns-repeated="1018"/>
        </table:table-row>
        <table:table-row table:style-name="ro1">
          <table:table-cell office:value-type="float" office:value="-46">
            <text:p>-46</text:p>
          </table:table-cell>
          <table:table-cell office:value-type="float" office:value="-45">
            <text:p>-45</text:p>
          </table:table-cell>
          <table:table-cell table:formula="of:=0.5*([.A68]+[.B68])" office:value-type="float" office:value="-45.5">
            <text:p>-45.5</text:p>
          </table:table-cell>
          <table:table-cell office:value-type="float" office:value="-0.599999999999999">
            <text:p>-0.6</text:p>
          </table:table-cell>
          <table:table-cell table:formula="of:=TAN([.C68]*3.1415926735/180)" office:value-type="float" office:value="-1.01760740321663">
            <text:p>-1.0176074032</text:p>
          </table:table-cell>
          <table:table-cell table:number-columns-repeated="1018"/>
        </table:table-row>
        <table:table-row table:style-name="ro1">
          <table:table-cell office:value-type="float" office:value="-46">
            <text:p>-46</text:p>
          </table:table-cell>
          <table:table-cell office:value-type="float" office:value="-45">
            <text:p>-45</text:p>
          </table:table-cell>
          <table:table-cell table:formula="of:=0.5*([.A69]+[.B69])" office:value-type="float" office:value="-45.5">
            <text:p>-45.5</text:p>
          </table:table-cell>
          <table:table-cell office:value-type="float" office:value="-0.499999999999999">
            <text:p>-0.5</text:p>
          </table:table-cell>
          <table:table-cell table:formula="of:=TAN([.C69]*3.1415926735/180)" office:value-type="float" office:value="-1.01760740321663">
            <text:p>-1.0176074032</text:p>
          </table:table-cell>
          <table:table-cell table:number-columns-repeated="1018"/>
        </table:table-row>
        <table:table-row table:style-name="ro1">
          <table:table-cell office:value-type="float" office:value="-46">
            <text:p>-46</text:p>
          </table:table-cell>
          <table:table-cell office:value-type="float" office:value="-45">
            <text:p>-45</text:p>
          </table:table-cell>
          <table:table-cell table:formula="of:=0.5*([.A70]+[.B70])" office:value-type="float" office:value="-45.5">
            <text:p>-45.5</text:p>
          </table:table-cell>
          <table:table-cell office:value-type="float" office:value="-0.399999999999999">
            <text:p>-0.4</text:p>
          </table:table-cell>
          <table:table-cell table:formula="of:=TAN([.C70]*3.1415926735/180)" office:value-type="float" office:value="-1.01760740321663">
            <text:p>-1.0176074032</text:p>
          </table:table-cell>
          <table:table-cell table:number-columns-repeated="1018"/>
        </table:table-row>
        <table:table-row table:style-name="ro1">
          <table:table-cell office:value-type="float" office:value="-46">
            <text:p>-46</text:p>
          </table:table-cell>
          <table:table-cell office:value-type="float" office:value="-45">
            <text:p>-45</text:p>
          </table:table-cell>
          <table:table-cell table:formula="of:=0.5*([.A71]+[.B71])" office:value-type="float" office:value="-45.5">
            <text:p>-45.5</text:p>
          </table:table-cell>
          <table:table-cell office:value-type="float" office:value="-0.299999999999999">
            <text:p>-0.3</text:p>
          </table:table-cell>
          <table:table-cell table:formula="of:=TAN([.C71]*3.1415926735/180)" office:value-type="float" office:value="-1.01760740321663">
            <text:p>-1.0176074032</text:p>
          </table:table-cell>
          <table:table-cell table:number-columns-repeated="1018"/>
        </table:table-row>
        <table:table-row table:style-name="ro1">
          <table:table-cell office:value-type="float" office:value="-44">
            <text:p>-44</text:p>
          </table:table-cell>
          <table:table-cell office:value-type="float" office:value="-43">
            <text:p>-43</text:p>
          </table:table-cell>
          <table:table-cell table:formula="of:=0.5*([.A72]+[.B72])" office:value-type="float" office:value="-43.5">
            <text:p>-43.5</text:p>
          </table:table-cell>
          <table:table-cell office:value-type="float" office:value="-0.199999999999999">
            <text:p>-0.2</text:p>
          </table:table-cell>
          <table:table-cell table:formula="of:=TAN([.C72]*3.1415926735/180)" office:value-type="float" office:value="-0.948964575859551">
            <text:p>-0.9489645759</text:p>
          </table:table-cell>
          <table:table-cell table:number-columns-repeated="1018"/>
        </table:table-row>
        <table:table-row table:style-name="ro1">
          <table:table-cell office:value-type="float" office:value="-43">
            <text:p>-43</text:p>
          </table:table-cell>
          <table:table-cell office:value-type="float" office:value="-42">
            <text:p>-42</text:p>
          </table:table-cell>
          <table:table-cell table:formula="of:=0.5*([.A73]+[.B73])" office:value-type="float" office:value="-42.5">
            <text:p>-42.5</text:p>
          </table:table-cell>
          <table:table-cell office:value-type="float" office:value="-0.0999999999999988">
            <text:p>-0.1</text:p>
          </table:table-cell>
          <table:table-cell table:formula="of:=TAN([.C73]*3.1415926735/180)" office:value-type="float" office:value="-0.916331182665717">
            <text:p>-0.9163311827</text:p>
          </table:table-cell>
          <table:table-cell table:number-columns-repeated="1018"/>
        </table:table-row>
        <table:table-row table:style-name="ro1">
          <table:table-cell office:value-type="float" office:value="-39">
            <text:p>-39</text:p>
          </table:table-cell>
          <table:table-cell office:value-type="float" office:value="-38">
            <text:p>-38</text:p>
          </table:table-cell>
          <table:table-cell table:formula="of:=0.5*([.A74]+[.B74])" office:value-type="float" office:value="-38.5">
            <text:p>-38.5</text:p>
          </table:table-cell>
          <table:table-cell office:value-type="float" office:value="0">
            <text:p>0</text:p>
          </table:table-cell>
          <table:table-cell table:formula="of:=TAN([.C74]*3.1415926735/180)" office:value-type="float" office:value="-0.795435923620877">
            <text:p>-0.7954359236</text:p>
          </table:table-cell>
          <table:table-cell table:number-columns-repeated="1018"/>
        </table:table-row>
        <table:table-row table:style-name="ro1">
          <table:table-cell office:value-type="float" office:value="-28">
            <text:p>-28</text:p>
          </table:table-cell>
          <table:table-cell office:value-type="float" office:value="-27">
            <text:p>-27</text:p>
          </table:table-cell>
          <table:table-cell table:formula="of:=0.5*([.A75]+[.B75])" office:value-type="float" office:value="-27.5">
            <text:p>-27.5</text:p>
          </table:table-cell>
          <table:table-cell office:value-type="float" office:value="0.1">
            <text:p>0.1</text:p>
          </table:table-cell>
          <table:table-cell table:formula="of:=TAN([.C75]*3.1415926735/180)" office:value-type="float" office:value="-0.520567054417891">
            <text:p>-0.5205670544</text:p>
          </table:table-cell>
          <table:table-cell table:number-columns-repeated="1018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-3">
            <text:p>-3</text:p>
          </table:table-cell>
          <table:table-cell table:formula="of:=0.5*([.A76]+[.B76])" office:value-type="float" office:value="-3.5">
            <text:p>-3.5</text:p>
          </table:table-cell>
          <table:table-cell office:value-type="float" office:value="0.2">
            <text:p>0.2</text:p>
          </table:table-cell>
          <table:table-cell table:formula="of:=TAN([.C76]*3.1415926735/180)" office:value-type="float" office:value="-0.0611626205390755">
            <text:p>-0.0611626205</text:p>
          </table:table-cell>
          <table:table-cell table:number-columns-repeated="101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formula="of:=0.5*([.A77]+[.B77])" office:value-type="float" office:value="15.5">
            <text:p>15.5</text:p>
          </table:table-cell>
          <table:table-cell office:value-type="float" office:value="0.3">
            <text:p>0.3</text:p>
          </table:table-cell>
          <table:table-cell table:formula="of:=TAN([.C77]*3.1415926735/180)" office:value-type="float" office:value="0.277324545906188">
            <text:p>0.2773245459</text:p>
          </table:table-cell>
          <table:table-cell table:number-columns-repeated="1018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table:formula="of:=0.5*([.A78]+[.B78])" office:value-type="float" office:value="17.5">
            <text:p>17.5</text:p>
          </table:table-cell>
          <table:table-cell office:value-type="float" office:value="0.4">
            <text:p>0.4</text:p>
          </table:table-cell>
          <table:table-cell table:formula="of:=TAN([.C78]*3.1415926735/180)" office:value-type="float" office:value="0.315298791007134">
            <text:p>0.315298791</text:p>
          </table:table-cell>
          <table:table-cell table:number-columns-repeated="1018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table:formula="of:=0.5*([.A79]+[.B79])" office:value-type="float" office:value="29.5">
            <text:p>29.5</text:p>
          </table:table-cell>
          <table:table-cell office:value-type="float" office:value="0.5">
            <text:p>0.5</text:p>
          </table:table-cell>
          <table:table-cell table:formula="of:=TAN([.C79]*3.1415926735/180)" office:value-type="float" office:value="0.565772782495334">
            <text:p>0.5657727825</text:p>
          </table:table-cell>
          <table:table-cell table:number-columns-repeated="1018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table:formula="of:=0.5*([.A80]+[.B80])" office:value-type="float" office:value="32.5">
            <text:p>32.5</text:p>
          </table:table-cell>
          <table:table-cell office:value-type="float" office:value="0.6">
            <text:p>0.6</text:p>
          </table:table-cell>
          <table:table-cell table:formula="of:=TAN([.C80]*3.1415926735/180)" office:value-type="float" office:value="0.637070265861412">
            <text:p>0.6370702659</text:p>
          </table:table-cell>
          <table:table-cell table:number-columns-repeated="1018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table:formula="of:=0.5*([.A81]+[.B81])" office:value-type="float" office:value="34.5">
            <text:p>34.5</text:p>
          </table:table-cell>
          <table:table-cell office:value-type="float" office:value="0.7">
            <text:p>0.7</text:p>
          </table:table-cell>
          <table:table-cell table:formula="of:=TAN([.C81]*3.1415926735/180)" office:value-type="float" office:value="0.687280964220301">
            <text:p>0.6872809642</text:p>
          </table:table-cell>
          <table:table-cell table:number-columns-repeated="1018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table:formula="of:=0.5*([.A82]+[.B82])" office:value-type="float" office:value="35.5">
            <text:p>35.5</text:p>
          </table:table-cell>
          <table:table-cell office:value-type="float" office:value="0.8">
            <text:p>0.8</text:p>
          </table:table-cell>
          <table:table-cell table:formula="of:=TAN([.C82]*3.1415926735/180)" office:value-type="float" office:value="0.713293073821613">
            <text:p>0.7132930738</text:p>
          </table:table-cell>
          <table:table-cell table:number-columns-repeated="1018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table:formula="of:=0.5*([.A83]+[.B83])" office:value-type="float" office:value="36.5">
            <text:p>36.5</text:p>
          </table:table-cell>
          <table:table-cell office:value-type="float" office:value="0.9">
            <text:p>0.9</text:p>
          </table:table-cell>
          <table:table-cell table:formula="of:=TAN([.C83]*3.1415926735/180)" office:value-type="float" office:value="0.739961081276454">
            <text:p>0.7399610813</text:p>
          </table:table-cell>
          <table:table-cell table:number-columns-repeated="1018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table:formula="of:=0.5*([.A84]+[.B84])" office:value-type="float" office:value="37.5">
            <text:p>37.5</text:p>
          </table:table-cell>
          <table:table-cell office:value-type="float" office:value="1">
            <text:p>1</text:p>
          </table:table-cell>
          <table:table-cell table:formula="of:=TAN([.C84]*3.1415926735/180)" office:value-type="float" office:value="0.7673269945692">
            <text:p>0.7673269946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formula="of:=0.5*([.A85]+[.B85])" office:value-type="float" office:value="38.5">
            <text:p>38.5</text:p>
          </table:table-cell>
          <table:table-cell office:value-type="float" office:value="1.1">
            <text:p>1.1</text:p>
          </table:table-cell>
          <table:table-cell table:formula="of:=TAN([.C85]*3.1415926735/180)" office:value-type="float" office:value="0.795435923620877">
            <text:p>0.7954359236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formula="of:=0.5*([.A86]+[.B86])" office:value-type="float" office:value="38.5">
            <text:p>38.5</text:p>
          </table:table-cell>
          <table:table-cell office:value-type="float" office:value="1.2">
            <text:p>1.2</text:p>
          </table:table-cell>
          <table:table-cell table:formula="of:=TAN([.C86]*3.1415926735/180)" office:value-type="float" office:value="0.795435923620877">
            <text:p>0.7954359236</text:p>
          </table:table-cell>
          <table:table-cell table:number-columns-repeated="1018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table:formula="of:=0.5*([.A87]+[.B87])" office:value-type="float" office:value="38.5">
            <text:p>38.5</text:p>
          </table:table-cell>
          <table:table-cell office:value-type="float" office:value="1.3">
            <text:p>1.3</text:p>
          </table:table-cell>
          <table:table-cell table:formula="of:=TAN([.C87]*3.1415926735/180)" office:value-type="float" office:value="0.795435923620877">
            <text:p>0.7954359236</text:p>
          </table:table-cell>
          <table:table-cell table:number-columns-repeated="1018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table:formula="of:=0.5*([.A88]+[.B88])" office:value-type="float" office:value="39.5">
            <text:p>39.5</text:p>
          </table:table-cell>
          <table:table-cell office:value-type="float" office:value="1.4">
            <text:p>1.4</text:p>
          </table:table-cell>
          <table:table-cell table:formula="of:=TAN([.C88]*3.1415926735/180)" office:value-type="float" office:value="0.824336393155674">
            <text:p>0.8243363932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formula="of:=0.5*([.A89]+[.B89])" office:value-type="float" office:value="40.5">
            <text:p>40.5</text:p>
          </table:table-cell>
          <table:table-cell office:value-type="float" office:value="1.5">
            <text:p>1.5</text:p>
          </table:table-cell>
          <table:table-cell table:formula="of:=TAN([.C89]*3.1415926735/180)" office:value-type="float" office:value="0.854080693211068">
            <text:p>0.8540806932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formula="of:=0.5*([.A90]+[.B90])" office:value-type="float" office:value="40.5">
            <text:p>40.5</text:p>
          </table:table-cell>
          <table:table-cell office:value-type="float" office:value="1.6">
            <text:p>1.6</text:p>
          </table:table-cell>
          <table:table-cell table:formula="of:=TAN([.C90]*3.1415926735/180)" office:value-type="float" office:value="0.854080693211068">
            <text:p>0.8540806932</text:p>
          </table:table-cell>
          <table:table-cell table:number-columns-repeated="1018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table:formula="of:=0.5*([.A91]+[.B91])" office:value-type="float" office:value="40.5">
            <text:p>40.5</text:p>
          </table:table-cell>
          <table:table-cell office:value-type="float" office:value="1.7">
            <text:p>1.7</text:p>
          </table:table-cell>
          <table:table-cell table:formula="of:=TAN([.C91]*3.1415926735/180)" office:value-type="float" office:value="0.854080693211068">
            <text:p>0.8540806932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formula="of:=0.5*([.A92]+[.B92])" office:value-type="float" office:value="41.5">
            <text:p>41.5</text:p>
          </table:table-cell>
          <table:table-cell office:value-type="float" office:value="1.8">
            <text:p>1.8</text:p>
          </table:table-cell>
          <table:table-cell table:formula="of:=TAN([.C92]*3.1415926735/180)" office:value-type="float" office:value="0.884725272739444">
            <text:p>0.8847252727</text:p>
          </table:table-cell>
          <table:table-cell table:number-columns-repeated="1018"/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table:formula="of:=0.5*([.A93]+[.B93])" office:value-type="float" office:value="41.5">
            <text:p>41.5</text:p>
          </table:table-cell>
          <table:table-cell office:value-type="float" office:value="1.9">
            <text:p>1.9</text:p>
          </table:table-cell>
          <table:table-cell table:formula="of:=TAN([.C93]*3.1415926735/180)" office:value-type="float" office:value="0.884725272739444">
            <text:p>0.8847252727</text:p>
          </table:table-cell>
          <table:table-cell table:number-columns-repeated="1018"/>
        </table:table-row>
        <table:table-row table:style-name="ro1" table:number-rows-repeated="1048482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2" table:style-name="ta1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IN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8T03:11:13</meta:creation-date>
    <dc:date>2018-09-28T04:32:38</dc:date>
    <meta:editing-duration>PT1H17M34S</meta:editing-duration>
    <meta:editing-cycles>18</meta:editing-cycles>
    <meta:generator>LibreOffice/3.5$Linux_X86_64 LibreOffice_project/350m1$Build-2</meta:generator>
    <meta:document-statistic meta:table-count="3" meta:cell-count="441" meta:object-count="5"/>
  </office:meta>
</office:document-meta>
</file>

<file path=Object 1/content.xml><?xml version="1.0" encoding="utf-8"?>
<math xmlns="http://www.w3.org/1998/Math/MathML">
  <semantics>
    <mrow>
      <mo stretchy="false">∅</mo>
      <mn>1</mn>
    </mrow>
    <annotation encoding="StarMath 5.0">emptyset 1
</annotation>
  </semantics>
</math>
</file>

<file path=Object 2/content.xml><?xml version="1.0" encoding="utf-8"?>
<math xmlns="http://www.w3.org/1998/Math/MathML">
  <semantics>
    <mrow>
      <mo stretchy="false">∅</mo>
      <mn>2</mn>
    </mrow>
    <annotation encoding="StarMath 5.0">emptyset 2
</annotation>
  </semantics>
</math>
</file>

<file path=Object 3/content.xml><?xml version="1.0" encoding="utf-8"?>
<math xmlns="http://www.w3.org/1998/Math/MathML">
  <semantics>
    <mrow>
      <mo stretchy="false">∅</mo>
    </mrow>
    <annotation encoding="StarMath 5.0"> emptyset
</annotation>
  </semantics>
</math>
</file>

<file path=Object 4/content.xml><?xml version="1.0" encoding="utf-8"?>
<math xmlns="http://www.w3.org/1998/Math/MathML">
  <semantics>
    <mrow>
      <mo stretchy="false">∅</mo>
    </mrow>
    <annotation encoding="StarMath 5.0"> emptyset
</annotation>
  </semantics>
</math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D7:Sheet1.E93" svg:x="1.331cm" svg:y="0.855cm" svg:width="11.177cm" svg:height="6.984cm">
          <chartooo:coordinate-region svg:x="1.477cm" svg:y="1.054cm" svg:width="10.791cm" svg:height="6.586cm"/>
          <chart:axis chart:dimension="x" chart:name="primary-x" chart:style-name="ch4">
            <chart:title svg:x="6.61cm" svg:y="8.019cm" chart:style-name="ch5">
              <text:p>B-&gt;</text:p>
            </chart:title>
          </chart:axis>
          <chart:axis chart:dimension="y" chart:name="primary-y" chart:style-name="ch4">
            <chart:title svg:x="0.451cm" svg:y="4.669cm" chart:style-name="ch6">
              <text:p>H-&gt;</text:p>
            </chart:title>
            <chart:grid chart:style-name="ch7" chart:class="major"/>
          </chart:axis>
          <chart:series chart:style-name="ch8" chart:values-cell-range-address="Sheet1.E7:Sheet1.E93" chart:class="chart:scatter">
            <chart:domain table:cell-range-address="Sheet1.D7:Sheet1.D93"/>
            <chart:data-point chart:repeated="8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7:Sheet1.D93</svg:desc>
                </draw:g>
              </table:table-cell>
              <table:table-cell office:value-type="float" office:value="0.00872686784606913">
                <text:p>0.00872686784606913</text:p>
                <draw:g>
                  <svg:desc>Sheet1.E7:Sheet1.E9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00872686784606913">
                <text:p>0.008726867846069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131652498431367">
                <text:p>0.1316524984313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354118574958117">
                <text:p>0.3541185749581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0.476975536160478">
                <text:p>0.4769755361604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.565772782495334">
                <text:p>0.5657727824953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0.612800792932654">
                <text:p>0.6128007929326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0.661885566524559">
                <text:p>0.6618855665245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0.687280964220301">
                <text:p>0.6872809642203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0.739961081276454">
                <text:p>0.7399610812764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0.7673269945692">
                <text:p>0.76732699456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0.7673269945692">
                <text:p>0.767326994569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0.7673269945692">
                <text:p>0.767326994569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0.795435923620877">
                <text:p>0.79543592362087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0.795435923620877">
                <text:p>0.79543592362087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0.824336393155674">
                <text:p>0.8243363931556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0.824336393155674">
                <text:p>0.82433639315567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0.854080693211068">
                <text:p>0.8540806932110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">
                <text:p>1.7</text:p>
              </table:table-cell>
              <table:table-cell office:value-type="float" office:value="0.884725272739444">
                <text:p>0.88472527273944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6">
                <text:p>1.6</text:p>
              </table:table-cell>
              <table:table-cell office:value-type="float" office:value="0.884725272739444">
                <text:p>0.884725272739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5">
                <text:p>1.5</text:p>
              </table:table-cell>
              <table:table-cell office:value-type="float" office:value="0.884725272739444">
                <text:p>0.8847252727394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4">
                <text:p>1.4</text:p>
              </table:table-cell>
              <table:table-cell office:value-type="float" office:value="0.884725272739444">
                <text:p>0.88472527273944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">
                <text:p>1.3</text:p>
              </table:table-cell>
              <table:table-cell office:value-type="float" office:value="0.884725272739444">
                <text:p>0.8847252727394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2">
                <text:p>1.2</text:p>
              </table:table-cell>
              <table:table-cell office:value-type="float" office:value="0.884725272739444">
                <text:p>0.88472527273944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">
                <text:p>1.1</text:p>
              </table:table-cell>
              <table:table-cell office:value-type="float" office:value="0.884725272739444">
                <text:p>0.8847252727394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  <table:table-cell office:value-type="float" office:value="0.884725272739444">
                <text:p>0.8847252727394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">
                <text:p>0.9</text:p>
              </table:table-cell>
              <table:table-cell office:value-type="float" office:value="0.884725272739444">
                <text:p>0.88472527273944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">
                <text:p>0.8</text:p>
              </table:table-cell>
              <table:table-cell office:value-type="float" office:value="0.884725272739444">
                <text:p>0.88472527273944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699999999999999">
                <text:p>0.699999999999999</text:p>
              </table:table-cell>
              <table:table-cell office:value-type="float" office:value="0.884725272739444">
                <text:p>0.8847252727394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99999999999999">
                <text:p>0.599999999999999</text:p>
              </table:table-cell>
              <table:table-cell office:value-type="float" office:value="0.884725272739444">
                <text:p>0.88472527273944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0.854080693211068">
                <text:p>0.85408069321106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99999999999999">
                <text:p>0.399999999999999</text:p>
              </table:table-cell>
              <table:table-cell office:value-type="float" office:value="0.854080693211068">
                <text:p>0.8540806932110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99999999999999">
                <text:p>0.299999999999999</text:p>
              </table:table-cell>
              <table:table-cell office:value-type="float" office:value="0.854080693211068">
                <text:p>0.8540806932110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99999999999999">
                <text:p>0.199999999999999</text:p>
              </table:table-cell>
              <table:table-cell office:value-type="float" office:value="0.795435923620877">
                <text:p>0.79543592362087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999999999999988">
                <text:p>0.0999999999999988</text:p>
              </table:table-cell>
              <table:table-cell office:value-type="float" office:value="0.795435923620877">
                <text:p>0.79543592362087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.713293073821613">
                <text:p>0.7132930738216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1">
                <text:p>-0.1</text:p>
              </table:table-cell>
              <table:table-cell office:value-type="float" office:value="0.414213565288877">
                <text:p>0.4142135652888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2">
                <text:p>-0.2</text:p>
              </table:table-cell>
              <table:table-cell office:value-type="float" office:value="0.0436609431855699">
                <text:p>0.04366094318556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3">
                <text:p>-0.3</text:p>
              </table:table-cell>
              <table:table-cell office:value-type="float" office:value="-0.393910478362115">
                <text:p>-0.3939104783621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4">
                <text:p>-0.4</text:p>
              </table:table-cell>
              <table:table-cell office:value-type="float" office:value="-0.498581611713311">
                <text:p>-0.49858161171331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5">
                <text:p>-0.5</text:p>
              </table:table-cell>
              <table:table-cell office:value-type="float" office:value="-0.612800792932654">
                <text:p>-0.6128007929326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6">
                <text:p>-0.6</text:p>
              </table:table-cell>
              <table:table-cell office:value-type="float" office:value="-0.687280964220301">
                <text:p>-0.68728096422030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7">
                <text:p>-0.7</text:p>
              </table:table-cell>
              <table:table-cell office:value-type="float" office:value="-0.7673269945692">
                <text:p>-0.767326994569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8">
                <text:p>-0.8</text:p>
              </table:table-cell>
              <table:table-cell office:value-type="float" office:value="-0.824336393155674">
                <text:p>-0.82433639315567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9">
                <text:p>-0.9</text:p>
              </table:table-cell>
              <table:table-cell office:value-type="float" office:value="-0.854080693211068">
                <text:p>-0.8540806932110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">
                <text:p>-1</text:p>
              </table:table-cell>
              <table:table-cell office:value-type="float" office:value="-0.884725272739444">
                <text:p>-0.8847252727394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.1">
                <text:p>-1.1</text:p>
              </table:table-cell>
              <table:table-cell office:value-type="float" office:value="-0.916331182665717">
                <text:p>-0.9163311826657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.2">
                <text:p>-1.2</text:p>
              </table:table-cell>
              <table:table-cell office:value-type="float" office:value="-0.916331182665717">
                <text:p>-0.91633118266571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3">
                <text:p>-1.3</text:p>
              </table:table-cell>
              <table:table-cell office:value-type="float" office:value="-0.948964575859551">
                <text:p>-0.94896457585955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4">
                <text:p>-1.4</text:p>
              </table:table-cell>
              <table:table-cell office:value-type="float" office:value="-0.948964575859551">
                <text:p>-0.9489645758595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5">
                <text:p>-1.5</text:p>
              </table:table-cell>
              <table:table-cell office:value-type="float" office:value="-0.982697272791318">
                <text:p>-0.98269727279131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6">
                <text:p>-1.6</text:p>
              </table:table-cell>
              <table:table-cell office:value-type="float" office:value="-1.01760740321663">
                <text:p>-1.017607403216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.5">
                <text:p>-1.5</text:p>
              </table:table-cell>
              <table:table-cell office:value-type="float" office:value="-1.01760740321663">
                <text:p>-1.0176074032166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1.4">
                <text:p>-1.4</text:p>
              </table:table-cell>
              <table:table-cell office:value-type="float" office:value="-1.01760740321663">
                <text:p>-1.0176074032166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1.3">
                <text:p>-1.3</text:p>
              </table:table-cell>
              <table:table-cell office:value-type="float" office:value="-1.01760740321663">
                <text:p>-1.017607403216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1.2">
                <text:p>-1.2</text:p>
              </table:table-cell>
              <table:table-cell office:value-type="float" office:value="-1.01760740321663">
                <text:p>-1.017607403216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1.1">
                <text:p>-1.1</text:p>
              </table:table-cell>
              <table:table-cell office:value-type="float" office:value="-1.01760740321663">
                <text:p>-1.0176074032166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">
                <text:p>-1</text:p>
              </table:table-cell>
              <table:table-cell office:value-type="float" office:value="-1.01760740321663">
                <text:p>-1.017607403216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9">
                <text:p>-0.9</text:p>
              </table:table-cell>
              <table:table-cell office:value-type="float" office:value="-1.01760740321663">
                <text:p>-1.017607403216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8">
                <text:p>-0.8</text:p>
              </table:table-cell>
              <table:table-cell office:value-type="float" office:value="-1.01760740321663">
                <text:p>-1.017607403216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699999999999999">
                <text:p>-0.699999999999999</text:p>
              </table:table-cell>
              <table:table-cell office:value-type="float" office:value="-1.01760740321663">
                <text:p>-1.0176074032166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599999999999999">
                <text:p>-0.599999999999999</text:p>
              </table:table-cell>
              <table:table-cell office:value-type="float" office:value="-1.01760740321663">
                <text:p>-1.017607403216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1.01760740321663">
                <text:p>-1.0176074032166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0.399999999999999">
                <text:p>-0.399999999999999</text:p>
              </table:table-cell>
              <table:table-cell office:value-type="float" office:value="-1.01760740321663">
                <text:p>-1.0176074032166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-1.01760740321663">
                <text:p>-1.0176074032166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-0.948964575859551">
                <text:p>-0.9489645758595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0999999999999988">
                <text:p>-0.0999999999999988</text:p>
              </table:table-cell>
              <table:table-cell office:value-type="float" office:value="-0.916331182665717">
                <text:p>-0.91633118266571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-0.795435923620877">
                <text:p>-0.7954359236208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1">
                <text:p>0.1</text:p>
              </table:table-cell>
              <table:table-cell office:value-type="float" office:value="-0.520567054417891">
                <text:p>-0.52056705441789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">
                <text:p>0.2</text:p>
              </table:table-cell>
              <table:table-cell office:value-type="float" office:value="-0.0611626205390755">
                <text:p>-0.06116262053907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">
                <text:p>0.3</text:p>
              </table:table-cell>
              <table:table-cell office:value-type="float" office:value="0.277324545906188">
                <text:p>0.2773245459061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4">
                <text:p>0.4</text:p>
              </table:table-cell>
              <table:table-cell office:value-type="float" office:value="0.315298791007134">
                <text:p>0.3152987910071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">
                <text:p>0.5</text:p>
              </table:table-cell>
              <table:table-cell office:value-type="float" office:value="0.565772782495334">
                <text:p>0.56577278249533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">
                <text:p>0.6</text:p>
              </table:table-cell>
              <table:table-cell office:value-type="float" office:value="0.637070265861412">
                <text:p>0.63707026586141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">
                <text:p>0.7</text:p>
              </table:table-cell>
              <table:table-cell office:value-type="float" office:value="0.687280964220301">
                <text:p>0.6872809642203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">
                <text:p>0.8</text:p>
              </table:table-cell>
              <table:table-cell office:value-type="float" office:value="0.713293073821613">
                <text:p>0.7132930738216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">
                <text:p>0.9</text:p>
              </table:table-cell>
              <table:table-cell office:value-type="float" office:value="0.739961081276454">
                <text:p>0.7399610812764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  <table:table-cell office:value-type="float" office:value="0.7673269945692">
                <text:p>0.76732699456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1">
                <text:p>1.1</text:p>
              </table:table-cell>
              <table:table-cell office:value-type="float" office:value="0.795435923620877">
                <text:p>0.79543592362087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2">
                <text:p>1.2</text:p>
              </table:table-cell>
              <table:table-cell office:value-type="float" office:value="0.795435923620877">
                <text:p>0.79543592362087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3">
                <text:p>1.3</text:p>
              </table:table-cell>
              <table:table-cell office:value-type="float" office:value="0.795435923620877">
                <text:p>0.7954359236208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4">
                <text:p>1.4</text:p>
              </table:table-cell>
              <table:table-cell office:value-type="float" office:value="0.824336393155674">
                <text:p>0.82433639315567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5">
                <text:p>1.5</text:p>
              </table:table-cell>
              <table:table-cell office:value-type="float" office:value="0.854080693211068">
                <text:p>0.85408069321106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">
                <text:p>1.6</text:p>
              </table:table-cell>
              <table:table-cell office:value-type="float" office:value="0.854080693211068">
                <text:p>0.8540806932110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7">
                <text:p>1.7</text:p>
              </table:table-cell>
              <table:table-cell office:value-type="float" office:value="0.854080693211068">
                <text:p>0.8540806932110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8">
                <text:p>1.8</text:p>
              </table:table-cell>
              <table:table-cell office:value-type="float" office:value="0.884725272739444">
                <text:p>0.88472527273944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9">
                <text:p>1.9</text:p>
              </table:table-cell>
              <table:table-cell office:value-type="float" office:value="0.884725272739444">
                <text:p>0.8847252727394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